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Airdrop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6" table:number-rows-spanned="1">
            <text:p>Crypto Airdrop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23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228"/>
          <table:table-cell table:style-name="ce239"/>
          <table:table-cell table:style-name="ce239"/>
          <table:table-cell table:style-name="ce239"/>
          <table:table-cell table:style-name="ce239"/>
          <table:table-cell table:style-name="ce239"/>
          <table:table-cell table:style-name="ce2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Hard Fork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Mining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Wage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2:49.820580</dc:date>
    <meta:editing-duration>P1DT10H59M15S</meta:editing-duration>
    <meta:editing-cycles>116</meta:editing-cycles>
    <meta:generator>http://pypi.python.org/pypi/ezodf/0.1.0$Python3.13.11 (tags/v3.13.11:6278944, Dec  5 2025, 16:26:58) [MSC v.1944 64 bit (AMD64)]</meta:generator>
    <meta:document-statistic meta:table-count="13" meta:cell-count="369" meta:object-count="0"/>
  </office:meta>
</office:document-meta>
</file>